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solid" draw:fill-color="#77bc65" draw:opacity="50%" draw:textarea-horizontal-align="justify" draw:textarea-vertical-align="middle" draw:auto-grow-height="false" fo:min-height="1.377cm" fo:min-width="1.097cm" fo:padding-top="0.134cm" fo:padding-bottom="0.134cm" fo:padding-left="0.259cm" fo:padding-right="0.259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.018cm" svg:stroke-color="#069a2e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2.29cm" fo:min-width="5.85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objectwithoutfill">
      <style:graphic-properties draw:marker-end="Arrowheads_20_2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3faf46" draw:marker-start="" draw:marker-start-width="0.252cm" draw:marker-start-center="false" draw:marker-end="" draw:marker-end-width="0.252cm" draw:marker-end-center="false" draw:fill="solid" draw:fill-color="#3faf46" draw:textarea-horizontal-align="justify" draw:textarea-vertical-align="middle" draw:auto-grow-height="false" fo:min-height="0.75cm" fo:min-width="0.809cm" fo:padding-top="0.142cm" fo:padding-bottom="0.142cm" fo:padding-left="0.267cm" fo:padding-right="0.267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ff6d6d" draw:opacity="50%" draw:textarea-horizontal-align="justify" draw:textarea-vertical-align="middle" draw:auto-grow-height="false" fo:min-height="0.855cm" fo:min-width="0.734cm" fo:padding-top="0.134cm" fo:padding-bottom="0.134cm" fo:padding-left="0.259cm" fo:padding-right="0.259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none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.018cm" svg:stroke-color="#f10d0c" draw:marker-start="" draw:marker-start-width="0.227cm" draw:marker-start-center="false" draw:marker-end="" draw:marker-end-width="0.227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75cm" fo:min-width="0.661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.028cm" svg:stroke-color="#ff3838" draw:marker-start="" draw:marker-start-width="0.242cm" draw:marker-start-center="false" draw:marker-end="" draw:marker-end-width="0.242cm" draw:marker-end-center="false" draw:fill="solid" draw:fill-color="#ff3838" draw:textarea-horizontal-align="justify" draw:textarea-vertical-align="middle" draw:auto-grow-height="false" fo:min-height="0.675cm" fo:min-width="0.661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ffffff" draw:marker-start="" draw:marker-start-width="0.2cm" draw:marker-start-center="false" draw:marker-end="" draw:marker-end-width="0.2cm" draw:marker-end-center="false" draw:stroke-linejoin="round" svg:stroke-linecap="round" draw:fill="solid" draw:fill-color="#729fcf" draw:textarea-horizontal-align="center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P1" style:family="paragraph">
      <loext:graphic-properties draw:fill="solid" draw:fill-color="#77bc65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3faf4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6d6d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383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face-happy">
          <draw:custom-shape draw:style-name="gr1" draw:text-style-name="P1" draw:layer="layout" svg:width="2.283cm" svg:height="2.325cm" svg:x="2.844cm" svg:y="4.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311cm" svg:height="0.316cm" svg:x="4.25cm" svg:y="5.0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315cm" svg:height="0.316cm" svg:x="3.41cm" svg:y="5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4" draw:text-style-name="P3" draw:layer="layout" svg:width="1.415cm" svg:height="0.92cm" draw:transform="rotate (-3.14159265358979) translate (4.693cm 6.18cm)" draw:kind="arc" draw:start-angle="352.32" draw:end-angle="189.54">
            <text:p/>
          </draw:ellipse>
        </draw:g>
        <draw:custom-shape draw:style-name="gr5" draw:text-style-name="P5" draw:layer="layout" svg:width="6.35cm" svg:height="2.54cm" svg:x="12.43cm" svg:y="4.492cm">
          <text:p text:style-name="P4">Web server up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445cm" svg:y1="5.445cm" svg:x2="12.43cm" svg:y2="5.445cm">
          <text:p/>
        </draw:line>
        <draw:line draw:style-name="gr7" draw:text-style-name="P6" draw:layer="layout" svg:x1="12.112cm" svg:y1="6.315cm" svg:x2="5.445cm" svg:y2="6.315cm">
          <text:p/>
        </draw:line>
        <draw:frame draw:style-name="gr8" draw:text-style-name="P7" draw:layer="layout" svg:width="2.86cm" svg:height="0.962cm" svg:x="6.68cm" svg:y="4.41cm">
          <draw:text-box>
            <text:p>Request</text:p>
          </draw:text-box>
        </draw:frame>
        <draw:frame draw:style-name="gr8" draw:text-style-name="P7" draw:layer="layout" svg:width="3.351cm" svg:height="0.962cm" svg:x="6.712cm" svg:y="6.715cm">
          <draw:text-box>
            <text:p>Response</text:p>
          </draw:text-box>
        </draw:frame>
        <draw:g draw:name="checkbox-checked">
          <draw:custom-shape draw:style-name="gr9" draw:text-style-name="P8" draw:layer="layout" svg:width="1.453cm" svg:height="1.144cm" svg:x="4.944cm" svg:y="6.7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line draw:style-name="gr10" draw:text-style-name="P3" draw:layer="layout" svg:width="0.714cm" svg:height="0.429cm" svg:x="5.316cm" svg:y="7.072cm" svg:viewBox="0 0 715 430" draw:points="0,240 244,430 715,0">
            <text:p/>
          </draw:polyline>
        </draw:g>
        <draw:custom-shape draw:style-name="gr5" draw:text-style-name="P5" draw:layer="layout" svg:width="6.35cm" svg:height="2.54cm" svg:x="12.426cm" svg:y="11.097cm">
          <text:p text:style-name="P4">Web server down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441cm" svg:y1="12.05cm" svg:x2="12.426cm" svg:y2="12.05cm">
          <text:p/>
        </draw:line>
        <draw:frame draw:style-name="gr8" draw:text-style-name="P7" draw:layer="layout" svg:width="2.86cm" svg:height="0.962cm" svg:x="6.676cm" svg:y="11.015cm">
          <draw:text-box>
            <text:p>Request</text:p>
          </draw:text-box>
        </draw:frame>
        <draw:frame draw:style-name="gr8" draw:text-style-name="P7" draw:layer="layout" svg:width="4.092cm" svg:height="0.962cm" svg:x="6.708cm" svg:y="13.32cm">
          <draw:text-box>
            <text:p>No response</text:p>
          </draw:text-box>
        </draw:frame>
        <draw:g draw:name="face-sad">
          <draw:custom-shape draw:style-name="gr11" draw:text-style-name="P9" draw:layer="layout" svg:width="1.77cm" svg:height="1.587cm" svg:x="2.722cm" svg:y="11.7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2" draw:layer="layout" svg:width="0.244cm" svg:height="0.219cm" svg:x="3.809cm" svg:y="12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2" draw:layer="layout" svg:width="0.244cm" svg:height="0.216cm" svg:x="3.161cm" svg:y="12.2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14" draw:text-style-name="P3" draw:layer="layout" svg:width="1.098cm" svg:height="0.632cm" svg:x="3.058cm" svg:y="12.655cm" draw:kind="arc" draw:start-angle="350.54" draw:end-angle="187.91">
            <text:p/>
          </draw:ellipse>
        </draw:g>
        <draw:g draw:name="status-error">
          <draw:custom-shape draw:style-name="gr15" draw:text-style-name="P10" draw:layer="layout" svg:width="1.681cm" svg:height="1.347cm" svg:x="4.81cm" svg:y="13.0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" draw:text-style-name="P3" draw:layer="layout" svg:width="1.104cm" svg:height="0.002cm" draw:transform="skewX (-0.217293491873294) rotate (0.678584013175395) translate (5.2189157777778cm 14.0843395121951cm)" svg:viewBox="0 0 1105 3" svg:d="M0 0c368 0 734 3 1105 3">
            <text:p/>
          </draw:path>
          <draw:path draw:style-name="gr17" draw:text-style-name="P3" draw:layer="layout" svg:width="1.105cm" svg:height="0cm" draw:transform="skewX (0.218166156499291) rotate (2.46527756844199) translate (6.08140728386633cm 14.0848901251049cm)" svg:viewBox="0 0 1106 1" svg:d="M0 1c369 0 734-1 1106-1">
            <text:p/>
          </draw:path>
        </draw:g>
        <draw:g draw:name="status-error_0">
          <draw:custom-shape draw:style-name="gr18" draw:text-style-name="P10" draw:layer="layout" svg:width="1.681cm" svg:height="1.347cm" svg:x="12.43cm" svg:y="12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9" draw:text-style-name="P3" draw:layer="layout" svg:width="1.104cm" svg:height="0.002cm" draw:transform="skewX (-0.217293491873294) rotate (0.678584013175395) translate (12.8389157777778cm 13.4493395121951cm)" svg:viewBox="0 0 1105 3" svg:d="M0 0c368 0 734 3 1105 3">
            <text:p/>
          </draw:path>
          <draw:path draw:style-name="gr20" draw:text-style-name="P3" draw:layer="layout" svg:width="1.105cm" svg:height="0cm" draw:transform="skewX (0.218166156499291) rotate (2.46527756844199) translate (13.7014072838663cm 13.4498901251049cm)" svg:viewBox="0 0 1106 1" svg:d="M0 1c369 0 734-1 1106-1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1T22:08:37.557912545</meta:creation-date>
    <dc:date>2021-09-21T22:12:49.732617122</dc:date>
    <meta:editing-duration>PT4M12S</meta:editing-duration>
    <meta:editing-cycles>2</meta:editing-cycles>
    <meta:generator>LibreOffice/7.1.5.2$Linux_X86_64 LibreOffice_project/10$Build-2</meta:generator>
    <meta:document-statistic meta:object-count="30"/>
  </office:meta>
</office:document-meta>
</file>